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.5pt" officeooo:rsid="001aa510" officeooo:paragraph-rsid="001aa510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.5pt" fo:font-weight="normal" officeooo:rsid="001aa510" officeooo:paragraph-rsid="001aa510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.5pt" style:text-underline-style="solid" style:text-underline-width="auto" style:text-underline-color="font-color" fo:font-weight="normal" officeooo:rsid="001aa510" officeooo:paragraph-rsid="001aa510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aa510" officeooo:paragraph-rsid="001aa510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aa510" officeooo:paragraph-rsid="001dabcc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b3152" officeooo:paragraph-rsid="001b3152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c0b83" officeooo:paragraph-rsid="001c0b83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c0b83" officeooo:paragraph-rsid="0024fb4e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d0951" officeooo:paragraph-rsid="001d0951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1e804a" officeooo:paragraph-rsid="001e804a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2aaec0" officeooo:paragraph-rsid="002aaec0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2346c5" officeooo:paragraph-rsid="002346c5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fo:font-weight="bold" officeooo:rsid="001aa510" officeooo:paragraph-rsid="001aa510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.5pt" fo:font-weight="bold" officeooo:rsid="0028fc2b" officeooo:paragraph-rsid="0028fc2b" style:font-size-asian="10.5pt" style:font-weight-asian="bold" style:font-size-complex="10.5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0.5pt" style:text-underline-style="none" fo:font-weight="normal" officeooo:rsid="002aaec0" officeooo:paragraph-rsid="002aaec0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officeooo:rsid="002aaec0" officeooo:paragraph-rsid="002aaec0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3152"/>
    </style:style>
    <style:style style:name="T3" style:family="text">
      <style:text-properties officeooo:rsid="001dabcc"/>
    </style:style>
    <style:style style:name="T4" style:family="text">
      <style:text-properties officeooo:rsid="001e804a"/>
    </style:style>
    <style:style style:name="T5" style:family="text">
      <style:text-properties officeooo:rsid="002129fa"/>
    </style:style>
    <style:style style:name="T6" style:family="text">
      <style:text-properties officeooo:rsid="0024fb4e"/>
    </style:style>
    <style:style style:name="T7" style:family="text">
      <style:text-properties officeooo:rsid="00267ad3"/>
    </style:style>
    <style:style style:name="T8" style:family="text">
      <style:text-properties officeooo:rsid="0028183e"/>
    </style:style>
    <style:style style:name="T9" style:family="text">
      <style:text-properties officeooo:rsid="002c0e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ЗДЕЛ <text:span text:style-name="T1">«УСЛУГИ»</text:span></text:p>
      <text:p text:style-name="P13"/>
      <text:p text:style-name="P14">Консультации</text:p>
      <text:p text:style-name="P14">Разработка</text:p>
      <text:p text:style-name="P14">Внедрение</text:p>
      <text:p text:style-name="P14">Техническая поддержка</text:p>
      <text:p text:style-name="P14">Обучение</text:p>
      <text:p text:style-name="P14">Комплексная автоматизация</text:p>
      <text:p text:style-name="P2"/>
      <text:p text:style-name="P2">Наша компания оказывает комплекс услуг по автоматизации документооборота и деловых процессов на предприятии.</text:p>
      <text:p text:style-name="P2"/>
      <text:p text:style-name="P3">I этап. <text:span text:style-name="T2">Подготовка</text:span>:</text:p>
      <text:p text:style-name="P3"/>
      <text:p text:style-name="P4">- обследование документ<text:span text:style-name="T5">ооборота</text:span>, деловых процессов и регламентирующих документов на предприятии;</text:p>
      <text:p text:style-name="P5">- составление рекомендаций по оптимизации существующих процессов;</text:p>
      <text:p text:style-name="P4">- <text:span text:style-name="T2">изучение программно-аппаратной среды предприятия;</text:span></text:p>
      <text:p text:style-name="P4">- <text:span text:style-name="T3">определение функциональных и технических требований к системе, составление ТЗ</text:span>;</text:p>
      <text:p text:style-name="P4">- <text:span text:style-name="T2">определение рисков, связанных с реализацией проекта внедрения, разработки;</text:span></text:p>
      <text:p text:style-name="P4">- <text:span text:style-name="T2">планирование и бюджетирование проекта разработки и внедрения;</text:span></text:p>
      <text:p text:style-name="P8">- составление проектной документации</text:p>
      <text:p text:style-name="P4"/>
      <text:p text:style-name="P6">II этап. Реализация:</text:p>
      <text:p text:style-name="P6"/>
      <text:p text:style-name="P4">- разработка регламентирующих документов;</text:p>
      <text:p text:style-name="P7">- разработка шаблонов документов, процессов, печатных форм, отчет<text:span text:style-name="T6">ов</text:span>;</text:p>
      <text:p text:style-name="P7">- <text:span text:style-name="T6">определение групп пользователей, ролей и категорий полномочий</text:span>;</text:p>
      <text:p text:style-name="P7">- сбор и подготовка нормативно-справочной информации;</text:p>
      <text:p text:style-name="P7">- разработка процедур миграции данных <text:span text:style-name="T6">из внешних источников</text:span>, интеграци<text:span text:style-name="T6">я с другими АС</text:span>;</text:p>
      <text:p text:style-name="P7">- <text:span text:style-name="T3">разработка программы и методики испытаний;</text:span></text:p>
      <text:p text:style-name="P7">- составление <text:span text:style-name="T6">эксплуатационной документации по ГОСТ или в ином формате;</text:span></text:p>
      <text:p text:style-name="P7">- <text:span text:style-name="T6">реализация требований ТЗ.</text:span></text:p>
      <text:p text:style-name="P7"/>
      <text:p text:style-name="P9">III этап. <text:span text:style-name="T4">Внедрение</text:span>:</text:p>
      <text:p text:style-name="P9"/>
      <text:p text:style-name="P9">- <text:span text:style-name="T7">развертывание программных компонентов АС на оборудовании Заказчика;</text:span></text:p>
      <text:p text:style-name="P9">- <text:span text:style-name="T7">ввод АС в опытную эксплуатацию;</text:span></text:p>
      <text:p text:style-name="P9">- <text:span text:style-name="T4">обучение пользователей;</text:span></text:p>
      <text:p text:style-name="P10">- <text:span text:style-name="T7">приемка АС</text:span>;</text:p>
      <text:p text:style-name="P10">- составление протокола необходимых изменений;</text:p>
      <text:p text:style-name="P10">- реализация доработок;</text:p>
      <text:p text:style-name="P10">- <text:span text:style-name="T7">ввод АС</text:span> в постоянную эксплуатацию.</text:p>
      <text:p text:style-name="P9"/>
      <text:p text:style-name="P10">IV этап. Обслуживание:</text:p>
      <text:p text:style-name="P10"/>
      <text:p text:style-name="P10">- <text:span text:style-name="T8">обеспечение технической поддержки</text:span> - 1, 2, 3, 4-я линии поддержки;</text:p>
      <text:p text:style-name="P10">- <text:span text:style-name="T8">методологическая поддержка автоматизированных процессов;</text:span></text:p>
      <text:p text:style-name="P10">- оценка удовлетворенности <text:span text:style-name="T8">Заказчика</text:span>.</text:p>
      <text:p text:style-name="P9"/>
      <text:p text:style-name="P9"/>
      <text:p text:style-name="P11">Сопровождение информационной системы:</text:p>
      <text:p text:style-name="P11"/>
      <text:p text:style-name="P11">• Консультационная поддержка ИТ-специалистов, стоимость поддержки — 12 500</text:p>
      <text:p text:style-name="P11"/>
      <text:p text:style-name="P11">руб./месяц. Поддержка по формуле 5*8 (8:30 — 17:30 МСК), оказывается по телефону,</text:p>
      <text:p text:style-name="P11"/>
      <text:p text:style-name="P11">электронной почте, ICQ, Skype.</text:p>
      <text:p text:style-name="P11"/>
      <text:p text:style-name="P11">• Администрирование системы по VPN каналу (настройка, мониторинг, установка</text:p>
      <text:p text:style-name="P11"><text:soft-page-break/></text:p>
      <text:p text:style-name="P11">обновлений), стоимость — 12 500 руб./месяц.</text:p>
      <text:p text:style-name="P11"/>
      <text:p text:style-name="P11">4.6. Функциональное развитие решения по требованию Заказчика:</text:p>
      <text:p text:style-name="P11"/>
      <text:p text:style-name="P11">• Услуга включает разработку функционала по запросу Заказчика. Стоимость</text:p>
      <text:p text:style-name="P11"/>
      <text:p text:style-name="P11">определяется из расчета трудоемкости. Заказчику предоставляется персональный</text:p>
      <text:p text:style-name="P11"/>
      <text:p text:style-name="P11">руководитель проекта. Разработка ведется под руководством представителя</text:p>
      <text:p text:style-name="P11"/>
      <text:p text:style-name="P11">Заказчика.</text:p>
      <text:p text:style-name="P11"/>
      <text:p text:style-name="P11">4.7. Сопровождение и развитие системы по схеме «Всё включено»:</text:p>
      <text:p text:style-name="P11"/>
      <text:p text:style-name="P11">• Стоимость— 120 000 руб./месяц. В стоимость включено сопровождение системы,</text:p>
      <text:p text:style-name="P11"/>
      <text:p text:style-name="P11">обучение пользователей, а также функциональное развитие системы. Объем работ в</text:p>
      <text:p text:style-name="P11"/>
      <text:p text:style-name="P11">рамках функционального развитие составляет 80 человеко-часов в месяц. Заказчику</text:p>
      <text:p text:style-name="P11"/>
      <text:p text:style-name="P11">предоставляется персональный руководитель проекта. Разработка ведется под</text:p>
      <text:p text:style-name="P11"/>
      <text:p text:style-name="P11">руководством представителя Заказчика.</text:p>
      <text:p text:style-name="P12"/>
      <text:p text:style-name="P12"/>
      <text:p text:style-name="P12"/>
      <text:p text:style-name="P12"/>
      <text:p text:style-name="P12"/>
      <text:p text:style-name="P11">Организация электронного архива</text:p>
      <text:p text:style-name="P11"/>
      <text:p text:style-name="P11">1) Ведение нормативно-справочной информации (НСИ). Функция обеспечивает</text:p>
      <text:p text:style-name="P11"/>
      <text:p text:style-name="P11">возможность настройки и ведения различных словарей и справочников. Использование</text:p>
      <text:p text:style-name="P11"/>
      <text:p text:style-name="P11">справочников позволяет гибко структурировать и классифицировать документы.</text:p>
      <text:p text:style-name="P11"/>
      <text:p text:style-name="P11">Например, справочник номенклатуры дел позволяет организовать документы в дела в</text:p>
      <text:p text:style-name="P11"/>
      <text:p text:style-name="P11">соответствии с правовыми нормами управления документацией принятой в Российской</text:p>
      <text:p text:style-name="P11"/>
      <text:p text:style-name="P11">Федерации. Кроме того, с помощью справочников можно централизованно вести</text:p>
      <text:p text:style-name="P11"/>
      <text:p text:style-name="P11">различные базы данных и реестры. Пользователям предоставляется возможность</text:p>
      <text:p text:style-name="P11"/>
      <text:p text:style-name="P11">создавать, настраивать и поддерживать структуры НСИ своими силами без</text:p>
      <text:p text:style-name="P11"/>
      <text:p text:style-name="P11">дополнительного привлечения разработчиков или системных администраторов.</text:p>
      <text:p text:style-name="P11"/>
      <text:p text:style-name="P11">2) Хранение и поиск документов. Продукт позволяет пользователям самостоятельно</text:p>
      <text:p text:style-name="P11"/>
      <text:p text:style-name="P11">формировать структуру и состав регистрационных карточек документов (состав</text:p>
      <text:p text:style-name="P11"/>
      <text:p text:style-name="P11">реквизитов), а также определять какие пользовательские справочники будут</text:p>
      <text:p text:style-name="P11"/>
      <text:p text:style-name="P11">использоваться для классификации документов. В карточке документа можно</text:p>
      <text:p text:style-name="P11"/>
      <text:p text:style-name="P11">прикладывать файлы любых форматов.</text:p>
      <text:p text:style-name="P11"/>
      <text:p text:style-name="P11">Во полях форм ввода данных поддерживается проверка значений для контроля</text:p>
      <text:p text:style-name="P11"><text:soft-page-break/></text:p>
      <text:p text:style-name="P11">корректности данных и обеспечения безопасности. В дальнейшем при поиске</text:p>
      <text:p text:style-name="P11"/>
      <text:p text:style-name="P11">учитываются все реквизиты документов, введенные пользователем. В системе</text:p>
      <text:p text:style-name="P11"/>
      <text:p text:style-name="P11">реализовано три варианта поиска:</text:p>
      <text:p text:style-name="P11"/>
      <text:list xml:id="list1254120510522677995" text:style-name="L1">
        <text:list-item>
          <text:p text:style-name="P15">Полнотекстовый поиск (аналогично поисковым системам в сети Интернет)</text:p>
          <text:p text:style-name="P15"/>
        </text:list-item>
        <text:list-item>
          <text:p text:style-name="P15">Поиск по регистрационной карточке документа. Пользователю предоставляется производится по всем реквизитам документов. В результатах поиска отображаются все найденные документы.</text:p>
          <text:p text:style-name="P15"/>
        </text:list-item>
        <text:list-item>
          <text:p text:style-name="P15"><text:span text:style-name="T9">В</text:span>озможность искать документ, задавая значения конкретных реквизитов. Например, указать автора документа и заголовок. Благодаря своей строгости, этот вариант поиска может быть использован для построения различных журналов документов и получения отчетов. Например, можно сформировать журнал всех приказов за год, получить список всех служебных записок по адресату. Результаты можно выгружать в электронные таблицы для дальнейшей работы, распечатки и т.д.</text:p>
        </text:list-item>
      </text:list>
      <text:p text:style-name="P11"/>
      <text:p text:style-name="P11">3.2. Автоматизация деловых процессов</text:p>
      <text:p text:style-name="P11"/>
      <text:p text:style-name="P11">Под деловым процессом обычно подразумевается множество задач, выполнение которых</text:p>
      <text:p text:style-name="P11"/>
      <text:p text:style-name="P11">представляет пользователю определенную услугу или продукт. Настройка подобных</text:p>
      <text:p text:style-name="P11"/>
      <text:p text:style-name="P11">процессов обычно реализуется под требования конкретного заказчика. Кроме того,</text:p>
      <text:p text:style-name="P11"/>
      <text:p text:style-name="P11">реализован перечень типовых процессов доступных для применения в виде готовых</text:p>
      <text:p text:style-name="P11"/>
      <text:p text:style-name="P11">решений:</text:p>
      <text:p text:style-name="P11"/>
      <text:p text:style-name="P11">1) Управление организационно-распорядительной документацией. Решение</text:p>
      <text:p text:style-name="P11"/>
      <text:p text:style-name="P11">предназначено для автоматизации процессов документооборота организационно-</text:p>
      <text:p text:style-name="P11"/>
      <text:p text:style-name="P11">Страница 5 / 7 ООО «Смысловые машины»</text:p>
      <text:p text:style-name="P11"/>
      <text:p text:style-name="P11">СМЫСЛОВЫЕ МАШИНЫ, ООО</text:p>
      <text:p text:style-name="P11"/>
      <text:p text:style-name="P11">SEMANTIC MACHINES, LLC</text:p>
      <text:p text:style-name="P11"/>
      <text:p text:style-name="P11">по реализации проекта оптимизации деловых процессов</text:p>
      <text:p text:style-name="P11"/>
      <text:p text:style-name="P11">распорядительной документации (ОРД), характерных для любой организации. Включает</text:p>
      <text:p text:style-name="P11"/>
      <text:p text:style-name="P11">в себя автоматизацию корреспонденции (входящей/исходящей), внутренние приказы и</text:p>
      <text:p text:style-name="P11"/>
      <text:p text:style-name="P11">распоряжения, служебные записки, заявки на услуги подразделений (например, заказ</text:p>
      <text:p text:style-name="P11"/>
      <text:p text:style-name="P11">транспорта) и др.</text:p>
      <text:p text:style-name="P11"/>
      <text:p text:style-name="P11">2) Управление контрактами. Включает автоматизацию полного цикла документооборота</text:p>
      <text:p text:style-name="P11"/>
      <text:p text:style-name="P11">контрактов и учет первичной документации включая претензионно-исковые документы.</text:p>
      <text:p text:style-name="P11"/>
      <text:p text:style-name="P11">3) Инженерно-Конструкторская документация. Реализованы процессы управления</text:p>
      <text:p text:style-name="P11"/>
      <text:p text:style-name="P11">инвестиционными и конструкторскими проектами, организован архив и</text:p>
      <text:p text:style-name="P11"><text:soft-page-break/></text:p>
      <text:p text:style-name="P11">документооборот конструкторской документации (чертежи, спецификации, документы</text:p>
      <text:p text:style-name="P11"/>
      <text:p text:style-name="P11">общего назначения).</text:p>
      <text:p text:style-name="P11"/>
      <text:p text:style-name="P11">4) Документационное обеспечение соблюдения и контроля промышленной</text:p>
      <text:p text:style-name="P11"/>
      <text:p text:style-name="P11">безопасности, охраны труда.</text:p>
      <text:p text:style-name="P11"/>
      <text:p text:style-name="P11">3.3. Управление правами пользователей</text:p>
      <text:p text:style-name="P11"/>
      <text:p text:style-name="P11">Использование развернутых списков прав доступа к объектам (ACL) и специальных</text:p>
      <text:p text:style-name="P11"/>
      <text:p text:style-name="P11">сценариев авторизации позволяет удовлетворить любые требования по разграничению</text:p>
      <text:p text:style-name="P11"/>
      <text:p text:style-name="P11">прав доступа к информации. В системе ведется детальное протоколирование</text:p>
      <text:p text:style-name="P11"/>
      <text:p text:style-name="P11">пользовательских действий совершаемых над документом в процессе его жизненного</text:p>
      <text:p text:style-name="P11"/>
      <text:p text:style-name="P11">цикла.</text:p>
      <text:p text:style-name="P11"/>
      <text:p text:style-name="P11">3.4. Интеграция с другими информационными системами</text:p>
      <text:p text:style-name="P11"/>
      <text:p text:style-name="P11">Сервисная архитектура позволяет легко встроить программный продукт в IT-</text:p>
      <text:p text:style-name="P11"/>
      <text:p text:style-name="P11">инфраструктуру и обеспечить интеграцию с существующими информационными</text:p>
      <text:p text:style-name="P11"/>
      <text:p text:style-name="P11">системами организации (ERP, CRM, SRM, PLM и т. п.)</text:p>
      <text:p text:style-name="P11"/>
      <text:p text:style-name="P11">3.5. Независимость от программно-аппаратной платформы.</text:p>
      <text:p text:style-name="P11"/>
      <text:p text:style-name="P11">Продукт обладает открытой архитектурой, при разработке использованы кросс-</text:p>
      <text:p text:style-name="P11"/>
      <text:p text:style-name="P11">платформенные open-source компоненты. Пользовательский интерфейс реализован с</text:p>
      <text:p text:style-name="P11"/>
      <text:p text:style-name="P11">использованием web-технологий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02:22.493053576</meta:creation-date>
    <dc:date>2018-01-29T12:05:25.451384274</dc:date>
    <meta:editing-duration>PT18H36M26S</meta:editing-duration>
    <meta:editing-cycles>17</meta:editing-cycles>
    <meta:generator>LibreOffice/5.1.6.2$Linux_X86_64 LibreOffice_project/10m0$Build-2</meta:generator>
    <meta:print-date>2016-05-18T10:23:38.945418139</meta:print-date>
    <meta:document-statistic meta:table-count="0" meta:image-count="0" meta:object-count="0" meta:page-count="4" meta:paragraph-count="116" meta:word-count="793" meta:character-count="6830" meta:non-whitespace-character-count="6153"/>
  </office:meta>
</office:document-meta>
</file>